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amelized Ground Pork</text:p>
      <text:p text:style-name="Standard"/>
      <text:p text:style-name="Standard">1 ½ tbsp cooking oil</text:p>
      <text:p text:style-name="Standard">½ onion, diced</text:p>
      <text:p text:style-name="Standard">2 tsp ginger, minced</text:p>
      <text:p text:style-name="Standard">2 garlic cloves, minced</text:p>
      <text:p text:style-name="Standard">1 thai chili</text:p>
      <text:p text:style-name="Standard">1 lbs ground pork</text:p>
      <text:p text:style-name="Standard">5 tbsp brown sugar</text:p>
      <text:p text:style-name="Standard">2 tbsp fish sau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5T09:33:37.31</meta:creation-date>
    <dc:date>2020-06-09T16:39:17.93</dc:date>
    <meta:editing-duration>P3DT2H27M</meta:editing-duration>
    <meta:editing-cycles>6</meta:editing-cycles>
    <meta:generator>OpenOffice/4.1.4$Win32 OpenOffice.org_project/414m5$Build-9788</meta:generator>
    <meta:document-statistic meta:table-count="0" meta:image-count="0" meta:object-count="0" meta:page-count="1" meta:paragraph-count="9" meta:word-count="34" meta:character-count="164"/>
  </office:meta>
</office:document-meta>
</file>